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399CAD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000000" fo:min-height="7.062cm"/>
    </style:style>
    <style:style style:name="gr3" style:family="graphic" style:parent-style-name="standard">
      <style:graphic-properties draw:stroke="none" draw:fill="solid" draw:fill-color="#000000" fo:min-height="1.75cm"/>
    </style:style>
    <style:style style:name="pr1" style:family="presentation" style:parent-style-name="original-subtitle">
      <style:graphic-properties draw:fill="solid" draw:fill-color="#ffffff" draw:opacity="85%" draw:auto-grow-height="true" fo:min-height="3.5cm" draw:shadow="visible" draw:shadow-offset-x="0.2cm" draw:shadow-offset-y="0.2cm" draw:shadow-color="#808080" draw:shadow-opacity="85%"/>
    </style:style>
    <style:style style:name="pr2" style:family="presentation" style:parent-style-name="original-notes">
      <style:graphic-properties draw:fill-color="#ffffff" fo:min-height="11.159cm"/>
    </style:style>
    <style:style style:name="pr3" style:family="presentation" style:parent-style-name="original-title">
      <style:graphic-properties draw:auto-grow-height="true" fo:min-height="2.001cm"/>
    </style:style>
    <style:style style:name="pr4" style:family="presentation" style:parent-style-name="original-outline1">
      <style:graphic-properties draw:auto-grow-height="true" fo:min-height="15.23cm"/>
    </style:style>
    <style:style style:name="pr5" style:family="presentation" style:parent-style-name="original-notes">
      <style:graphic-properties draw:fill-color="#ffffff" draw:auto-grow-height="true" fo:min-height="11.41cm"/>
    </style:style>
    <style:style style:name="pr6" style:family="presentation" style:parent-style-name="original-outline1">
      <style:graphic-properties draw:auto-grow-height="true" fo:min-height="15.683cm"/>
    </style:style>
    <style:style style:name="pr7" style:family="presentation" style:parent-style-name="original-title">
      <style:graphic-properties fo:min-height="1.75cm"/>
    </style:style>
    <style:style style:name="pr8" style:family="presentation" style:parent-style-name="original-outline1">
      <style:graphic-properties fo:min-height="14.979cm"/>
    </style:style>
    <style:style style:name="P1" style:family="paragraph">
      <style:text-properties fo:font-size="54pt" style:font-size-asian="54pt" style:font-size-complex="54pt"/>
    </style:style>
    <style:style style:name="P2" style:family="paragraph">
      <style:text-properties style:font-size-asian="54pt"/>
    </style:style>
    <style:style style:name="P3" style:family="paragraph">
      <style:text-properties style:font-size-asian="24pt"/>
    </style:style>
    <style:style style:name="P4" style:family="paragraph">
      <style:text-properties fo:color="#ffffff" fo:font-size="36pt" style:font-size-asian="36pt" style:font-size-complex="36pt"/>
    </style:style>
    <style:style style:name="T1" style:family="text">
      <style:text-properties fo:font-size="54pt" style:font-size-asian="54pt" style:font-size-complex="54pt"/>
    </style:style>
    <style:style style:name="T2" style:family="text">
      <style:text-properties fo:color="#0000ff"/>
    </style:style>
    <style:style style:name="T3" style:family="text">
      <style:text-properties fo:color="#ff3366"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fo:color="#ff3366"/>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3.5cm" svg:x="2.1cm" svg:y="8.4cm" presentation:class="subtitle" presentation:user-transformed="true">
          <draw:text-box>
            <text:p><text:span text:style-name="T1">Eclipse</text:span><text:span text:style-name="T1">を捨ててみよう</text:span></text:p>
          </draw:text-box>
        </draw:frame>
        <presentation:notes draw:style-name="dp2">
          <office:forms form:automatic-focus="false" form:apply-design-mode="false"/>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5cm" svg:height="2.393cm" svg:x="0.5cm" svg:y="0.604cm" presentation:class="title" presentation:user-transformed="true">
          <draw:text-box>
            <text:p>Eclipseは重い</text:p>
          </draw:text-box>
        </draw:frame>
        <draw:frame presentation:style-name="pr4" draw:layer="layout" svg:width="25.411cm" svg:height="15.23cm" svg:x="1.089cm" svg:y="4.271cm" presentation:class="outline">
          <draw:text-box>
            <text:list text:style-name="L3">
              <text:list-item>
                <text:p>ソースコードを書きたいのに，なかなかEclipseの準備が終わらない</text:p>
              </text:list-item>
              <text:list-item>
                <text:p>エディタに文字を入力するたびにポップアップヘルプを表示しようとして固まる</text:p>
              </text:list-item>
              <text:list-item>
                <text:p>ソース編集⇔実行の往復に意外と時間がかかる</text:p>
              </text:list-item>
            </text:list>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page3" draw:style-name="dp3" draw:master-page-name="original" presentation:presentation-page-layout-name="AL2T1">
        <office:forms form:automatic-focus="false" form:apply-design-mode="false"/>
        <draw:frame presentation:style-name="pr3" draw:layer="layout" svg:width="25cm" svg:height="2.393cm" svg:x="0.5cm" svg:y="0.604cm" presentation:class="title" presentation:user-transformed="true">
          <draw:text-box>
            <text:p>Eclipseで何をやっているか</text:p>
          </draw:text-box>
        </draw:frame>
        <draw:frame presentation:style-name="pr6" draw:layer="layout" svg:width="25.411cm" svg:height="15.683cm" svg:x="1.089cm" svg:y="4.317cm" presentation:class="outline" presentation:user-transformed="true">
          <draw:text-box>
            <text:list text:style-name="L3">
              <text:list-item>
                <text:p>プロジェクトの作成</text:p>
              </text:list-item>
              <text:list-item>
                <text:p>ソースコード(java, xml)の編集</text:p>
              </text:list-item>
              <text:list-item>
                <text:p>編集中のソースコードのビルドやエラーの修正のサポートなど</text:p>
              </text:list-item>
              <text:list-item>
                <text:p>ビルド(アプリケーションパッケージの生成)</text:p>
              </text:list-item>
              <text:list-item>
                <text:p>エミュレータの起動</text:p>
              </text:list-item>
              <text:list-item>
                <text:p>エミュレータへのアプリのインストール</text:p>
              </text:list-item>
              <text:list-item>
                <text:p>動作時のデバッグ情報表示</text:p>
              </text:list-item>
            </text:list>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41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7" draw:layer="layout" svg:width="25cm" svg:height="2.393cm" svg:x="0.5cm" svg:y="0.604cm" presentation:class="title" presentation:user-transformed="true">
          <draw:text-box>
            <text:p>代わりに何を使う?</text:p>
          </draw:text-box>
        </draw:frame>
        <draw:frame presentation:style-name="pr8" draw:layer="layout" svg:width="25.411cm" svg:height="15.835cm" svg:x="1.089cm" svg:y="4.271cm" presentation:class="outline" presentation:user-transformed="true">
          <draw:text-box>
            <text:list text:style-name="L3">
              <text:list-item>
                <text:p>Emacs</text:p>
                <text:list>
                  <text:list-item>
                    <text:p>エディタならなんでもいいけど．．．</text:p>
                    <text:list>
                      <text:list-item>
                        <text:p>サクラエディタとかでも可</text:p>
                      </text:list-item>
                    </text:list>
                  </text:list-item>
                </text:list>
              </text:list-item>
              <text:list-item>
                <text:p>android-sdk-windows/tools</text:p>
                <text:list>
                  <text:list-item>
                    <text:p>ほとんどのことがここのツールで可能</text:p>
                  </text:list-item>
                </text:list>
              </text:list-item>
              <text:list-item>
                <text:p>apache-ant</text:p>
                <text:list>
                  <text:list-item>
                    <text:p>ビルドにはこのツールが必要</text:p>
                  </text:list-item>
                  <text:list-item>
                    <text:p>ANTはわかりやすくいうとMakeのJava版</text:p>
                    <text:list>
                      <text:list-item>
                        <text:p>ルールにしたがってコンパイルなどを行う</text:p>
                      </text:list-item>
                      <text:list-item>
                        <text:p>ソースとターゲットのファイル更新時間にしたがって必要に応じて作業を行う</text:p>
                      </text:list-item>
                    </text:list>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2T1">
        <office:forms form:automatic-focus="false" form:apply-design-mode="false"/>
        <draw:frame presentation:style-name="pr7" draw:layer="layout" svg:width="25cm" svg:height="2.33cm" svg:x="0.5cm" svg:y="0.635cm" presentation:class="title">
          <draw:text-box>
            <text:p>まったく同じことができるか？</text:p>
          </draw:text-box>
        </draw:frame>
        <draw:frame presentation:style-name="pr8" draw:layer="layout" svg:width="25.411cm" svg:height="14.979cm" svg:x="1.089cm" svg:y="4.271cm" presentation:class="outline" presentation:user-transformed="true">
          <draw:text-box>
            <text:list text:style-name="L3">
              <text:list-item>
                <text:p>Eclipseで作成したプロジェクトは，ANTではビルドできません．</text:p>
                <text:list>
                  <text:list-item>
                    <text:p>ただし，build.xmlを書けばできそうな気がする</text:p>
                  </text:list-item>
                </text:list>
              </text:list-item>
              <text:list-item>
                <text:p>デバッガの使い方も違う</text:p>
                <text:list>
                  <text:list-item>
                    <text:p><text:span text:style-name="T2">ANT</text:span><text:span text:style-name="T2">でどうやるかは未調査</text:span></text:p>
                    <text:list>
                      <text:list-item>
                        <text:p>ddmsを使えば，ログとかは表示できた</text:p>
                      </text:list-item>
                    </text:list>
                  </text:list-item>
                </text:list>
              </text:list-item>
              <text:list-item>
                <text:p>Eclipseだとテストプロジェクトを生成できる</text:p>
                <text:list>
                  <text:list-item>
                    <text:p><text:span text:style-name="T2">ANT</text:span><text:span text:style-name="T2">でどうやるかは未調査</text:span></text:p>
                    <text:list>
                      <text:list-item>
                        <text:p>多分，手順などは一緒ではないが，やればできるはず</text:p>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original" presentation:presentation-page-layout-name="AL1T32">
        <office:forms form:automatic-focus="false" form:apply-design-mode="false"/>
        <draw:frame presentation:style-name="pr1" draw:text-style-name="P1" draw:layer="layout" svg:width="24cm" svg:height="3.5cm" svg:x="2.1cm" svg:y="8.4cm" presentation:class="subtitle" presentation:user-transformed="true">
          <draw:text-box>
            <text:p text:style-name="P2"><text:span text:style-name="T1">実際のコマンド例</text:span></text:p>
          </draw:text-box>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2" draw:text-style-name="P3"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7" draw:layer="layout" svg:width="25cm" svg:height="2.33cm" svg:x="0.5cm" svg:y="0.635cm" presentation:class="title">
          <draw:text-box>
            <text:p>プロジェクト生成</text:p>
          </draw:text-box>
        </draw:frame>
        <draw:frame presentation:style-name="pr8" draw:layer="layout" svg:width="25.411cm" svg:height="15.332cm" svg:x="1.089cm" svg:y="4.271cm" presentation:class="outline" presentation:user-transformed="true">
          <draw:text-box>
            <text:list text:style-name="L3">
              <text:list-header>
                <text:p><text:span text:style-name="T3"/></text:p>
                <text:p><text:span text:style-name="T3"/></text:p>
                <text:p><text:span text:style-name="T3"/></text:p>
                <text:p><text:span text:style-name="T3"/></text:p>
                <text:p><text:span text:style-name="T3"/></text:p>
                <text:p><text:span text:style-name="T3"/></text:p>
              </text:list-header>
              <text:list-item>
                <text:p><text:span text:style-name="T4">実行するときは，</text:span><text:span text:style-name="T4">android-sdk-windows/tools</text:span><text:span text:style-name="T4">に，パスを通す</text:span></text:p>
              </text:list-item>
              <text:list-item>
                <text:p><text:span text:style-name="T4">雛形のファイルが生成されます</text:span></text:p>
              </text:list-item>
            </text:list>
          </draw:text-box>
        </draw:frame>
        <draw:frame draw:style-name="gr2" draw:text-style-name="P4" draw:layer="layout" svg:width="17.567cm" svg:height="7.361cm" svg:x="4.433cm" svg:y="5.5cm">
          <draw:text-box>
            <text:p text:style-name="P4">android.bat create project \</text:p>
            <text:p text:style-name="P4">--target &lt;target_id&gt; \</text:p>
            <text:p text:style-name="P4">--path &lt;path&gt; \</text:p>
            <text:p text:style-name="P4">--activity &lt;activity_name&gt; \</text:p>
            <text:p text:style-name="P4">--package &lt;package_name&gt;</text:p>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2T1">
        <office:forms form:automatic-focus="false" form:apply-design-mode="false"/>
        <draw:frame presentation:style-name="pr7" draw:layer="layout" svg:width="25cm" svg:height="2.33cm" svg:x="0.5cm" svg:y="0.635cm" presentation:class="title">
          <draw:text-box>
            <text:p>ビルド</text:p>
          </draw:text-box>
        </draw:frame>
        <draw:frame presentation:style-name="pr8" draw:layer="layout" svg:width="25.411cm" svg:height="14.979cm" svg:x="1.089cm" svg:y="4.271cm" presentation:class="outline">
          <draw:text-box>
            <text:list text:style-name="L3">
              <text:list-header>
                <text:p><text:span text:style-name="T5"/></text:p>
                <text:p><text:span text:style-name="T5"/></text:p>
                <text:p/>
                <text:p/>
              </text:list-header>
              <text:list-item>
                <text:p>簡単</text:p>
              </text:list-item>
              <text:list-item>
                <text:p>リリースビルドしても，apkに署名はつきません</text:p>
                <text:list>
                  <text:list-item>
                    <text:p>実際に公開したい場合は署名を書き込む必要がある</text:p>
                    <text:list>
                      <text:list-item>
                        <text:p>Eclipseでも同じ</text:p>
                      </text:list-item>
                    </text:list>
                  </text:list-item>
                </text:list>
              </text:list-item>
            </text:list>
          </draw:text-box>
        </draw:frame>
        <draw:frame draw:style-name="gr3" draw:text-style-name="P4" draw:layer="layout" svg:width="17.567cm" svg:height="2cm" svg:x="4.444cm" svg:y="7.765cm">
          <draw:text-box>
            <text:p text:style-name="P4">ant release</text:p>
          </draw:text-box>
        </draw:frame>
        <draw:frame draw:style-name="gr3" draw:text-style-name="P4" draw:layer="layout" svg:width="17.567cm" svg:height="2cm" svg:x="4.463cm" svg:y="5.089cm">
          <draw:text-box>
            <text:p text:style-name="P4">ant debug</text:p>
          </draw:text-box>
        </draw:frame>
        <presentation:notes draw:style-name="dp2">
          <office:forms form:automatic-focus="false" form:apply-design-mode="false"/>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7" draw:layer="layout" svg:width="25cm" svg:height="2.33cm" svg:x="0.5cm" svg:y="0.635cm" presentation:class="title" presentation:user-transformed="true">
          <draw:text-box>
            <text:p>エミュレータの起動</text:p>
          </draw:text-box>
        </draw:frame>
        <draw:frame presentation:style-name="pr8" draw:layer="layout" svg:width="25.411cm" svg:height="14.979cm" svg:x="1.089cm" svg:y="4.271cm" presentation:class="outline">
          <draw:text-box>
            <text:list text:style-name="L3">
              <text:list-header>
                <text:p><text:span text:style-name="T5"/></text:p>
                <text:p><text:span text:style-name="T5"/></text:p>
                <text:p/>
                <text:p/>
              </text:list-header>
              <text:list-item>
                <text:p>起動に時間がかかるが，ずっと起動しっぱなしで問題ない</text:p>
              </text:list-item>
            </text:list>
          </draw:text-box>
        </draw:frame>
        <draw:frame draw:style-name="gr3" draw:text-style-name="P4" draw:layer="layout" svg:width="18.537cm" svg:height="2cm" svg:x="4.106cm" svg:y="5.505cm">
          <draw:text-box>
            <text:p text:style-name="P4">emulator.exe -avd <text:span text:style-name="T6">&lt;avd_name&gt;</text:span></text:p>
          </draw:text-box>
        </draw:frame>
        <presentation:notes draw:style-name="dp2">
          <office:forms form:automatic-focus="false" form:apply-design-mode="false"/>
          <draw:page-thumbnail draw:style-name="gr1" draw:layer="layout" svg:width="13.705cm" svg:height="10.279cm" svg:x="3.647cm" svg:y="2.853cm" draw:page-number="9" presentation:class="page"/>
          <draw:frame presentation:style-name="pr2" draw:text-style-name="P3"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2T1">
        <office:forms form:automatic-focus="false" form:apply-design-mode="false"/>
        <draw:frame presentation:style-name="pr7" draw:layer="layout" svg:width="25cm" svg:height="2.33cm" svg:x="0.5cm" svg:y="0.635cm" presentation:class="title" presentation:user-transformed="true">
          <draw:text-box>
            <text:p>デバッグ情報モニタの起動</text:p>
          </draw:text-box>
        </draw:frame>
        <draw:frame presentation:style-name="pr8" draw:layer="layout" svg:width="25.411cm" svg:height="14.979cm" svg:x="1.089cm" svg:y="4.271cm" presentation:class="outline" presentation:user-transformed="true">
          <draw:text-box>
            <text:list text:style-name="L3">
              <text:list-header>
                <text:p><text:span text:style-name="T5"/></text:p>
                <text:p><text:span text:style-name="T5"/></text:p>
                <text:p/>
              </text:list-header>
              <text:list-item>
                <text:p>バックグラウンドプロセスとして起動するために，&amp;をつけて起動する</text:p>
              </text:list-item>
              <text:list-item>
                <text:p>GUIのツールが立ち上がる</text:p>
                <text:list>
                  <text:list-item>
                    <text:p>ログの表示</text:p>
                  </text:list-item>
                  <text:list-item>
                    <text:p>スクリーンショットの撮影</text:p>
                    <text:list>
                      <text:list-item>
                        <text:p>などの操作が可能</text:p>
                      </text:list-item>
                    </text:list>
                  </text:list-item>
                </text:list>
              </text:list-item>
            </text:list>
          </draw:text-box>
        </draw:frame>
        <draw:frame draw:style-name="gr3" draw:text-style-name="P4" draw:layer="layout" svg:width="18.537cm" svg:height="2cm" svg:x="4.106cm" svg:y="5.505cm">
          <draw:text-box>
            <text:p text:style-name="P4">ddms.bat &amp;</text:p>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2" draw:text-style-name="P3" draw:layer="layout" svg:width="14.517cm" svg:height="11.159cm" svg:x="3.249cm" svg:y="14.13cm" presentation:class="notes" presentation:placeholder="true">
            <draw:text-box/>
          </draw:frame>
        </presentation:notes>
      </draw:page>
      <draw:page draw:name="page11" draw:style-name="dp3" draw:master-page-name="original" presentation:presentation-page-layout-name="AL2T1">
        <office:forms form:automatic-focus="false" form:apply-design-mode="false"/>
        <draw:frame presentation:style-name="pr7" draw:layer="layout" svg:width="25cm" svg:height="2.33cm" svg:x="0.5cm" svg:y="0.635cm" presentation:class="title" presentation:user-transformed="true">
          <draw:text-box>
            <text:p>エミュレータへのインストール</text:p>
          </draw:text-box>
        </draw:frame>
        <draw:frame presentation:style-name="pr8" draw:layer="layout" svg:width="25.411cm" svg:height="14.979cm" svg:x="1.089cm" svg:y="4.271cm" presentation:class="outline" presentation:user-transformed="true">
          <draw:text-box>
            <text:list text:style-name="L3">
              <text:list-header>
                <text:p><text:span text:style-name="T5"/></text:p>
                <text:p><text:span text:style-name="T5"/></text:p>
                <text:p/>
                <text:p/>
                <text:list>
                  <text:list-item>
                    <text:p>エミュレータが起動してある状態で実行する</text:p>
                  </text:list-item>
                  <text:list-item>
                    <text:p>すでにインストールされているときは，-rオプション(reinstall)をつけないとエラーになる</text:p>
                  </text:list-item>
                  <text:list-item>
                    <text:p>エミュレータが複数あると，上記だけでは不可</text:p>
                    <text:list>
                      <text:list-item>
                        <text:p>installする対象を選択しなくてはならないので面倒</text:p>
                      </text:list-item>
                    </text:list>
                  </text:list-item>
                </text:list>
              </text:list-header>
            </text:list>
          </draw:text-box>
        </draw:frame>
        <draw:frame draw:style-name="gr3" draw:text-style-name="P4" draw:layer="layout" svg:width="18.537cm" svg:height="2cm" svg:x="4.106cm" svg:y="5.505cm">
          <draw:text-box>
            <text:p text:style-name="P4">adb install bin/xxx.apk</text:p>
          </draw:text-box>
        </draw:frame>
        <draw:frame draw:style-name="gr3" draw:text-style-name="P4" draw:layer="layout" svg:width="18.537cm" svg:height="2cm" svg:x="4.046cm" svg:y="8.24cm">
          <draw:text-box>
            <text:p text:style-name="P4">adb install -r bin/xxx.apk</text:p>
          </draw:text-box>
        </draw:frame>
        <presentation:notes draw:style-name="dp2">
          <office:forms form:automatic-focus="false" form:apply-design-mode="false"/>
          <draw:page-thumbnail draw:style-name="gr1" draw:layer="layout" svg:width="13.705cm" svg:height="10.279cm" svg:x="3.647cm" svg:y="2.853cm" draw:page-number="11" presentation:class="page"/>
          <draw:frame presentation:style-name="pr2" draw:text-style-name="P3"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pace_20_Metal" draw:display-name="Space Metal" xlink:href="Pictures/100000000000005E0000005E399CADCB.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Space_20_Metal"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Space_20_Met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85%" draw:textarea-horizontal-align="center" draw:textarea-vertical-align="middle" draw:shadow="visible" draw:shadow-opacity="85%"/>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office:forms form:automatic-focus="false" form:apply-design-mode="false"/>
      <draw:rect presentation:style-name="Mpr1" draw:text-style-name="MP3" draw:layer="backgroundobjects" svg:width="25.5cm" svg:height="15.8cm" svg:x="1cm" svg:y="4.2cm">
        <text:p/>
      </draw:rect>
      <draw:rect presentation:style-name="Mpr1" draw:text-style-name="MP3" draw:layer="backgroundobjects" svg:width="25.494cm" svg:height="2.5cm" svg:x="0cm" svg:y="0.5cm">
        <text:p/>
      </draw:rect>
      <draw:frame presentation:style-name="original-title" draw:layer="backgroundobjects" svg:width="25cm" svg:height="2cm" svg:x="0.5cm" svg:y="0.8cm" presentation:class="title" presentation:placeholder="true">
        <draw:text-box draw:corner-radius="0.001cm"/>
      </draw:frame>
      <draw:frame presentation:style-name="original-outline1" draw:layer="backgroundobjects" svg:width="25.411cm" svg:height="15.229cm" svg:x="1.089cm" svg:y="4.271cm" presentation:class="outline" presentation:placeholder="true">
        <draw:text-box draw:corner-radius="0.01cm"/>
      </draw:frame>
      <draw:frame draw:style-name="Mgr3" draw:text-style-name="MP4" draw:layer="backgroundobjects" svg:width="2.006cm" svg:height="1.309cm" svg:x="24.494cm" svg:y="18.439cm">
        <draw:text-box>
          <text:p><text:span text:style-name="MT2"><text:page-number>&lt;番号&gt;</text:page-number></text:span></text:p>
        </draw:text-box>
      </draw:frame>
      <presentation:notes style:page-layout-name="PM0">
        <office:forms form:automatic-focus="false" form:apply-design-mode="false"/>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0-11-30T01:04:44.41</dc:date>
    <dc:creator>ryo</dc:creator>
    <meta:editing-duration>PT30H23M28S</meta:editing-duration>
    <meta:editing-cycles>8</meta:editing-cycles>
    <meta:document-statistic meta:object-count="66"/>
  </office:meta>
</office:document-meta>
</file>